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17"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18"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2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2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2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2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25" style:family="paragraph" style:parent-style-name="Text_20_body">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27" style:family="paragraph" style:parent-style-name="Text_20_body">
      <style:paragraph-properties fo:margin-top="0cm" fo:margin-bottom="0cm" loext:contextual-spacing="false" fo:orphans="2" fo:widows="2"/>
    </style:style>
    <style:style style:name="P28" style:family="paragraph" style:parent-style-name="Heading_20_2">
      <style:paragraph-properties fo:margin-top="0cm" fo:margin-bottom="0cm" loext:contextual-spacing="false" fo:orphans="2" fo:widows="2"/>
      <style:text-properties officeooo:paragraph-rsid="00111d86"/>
    </style:style>
    <style:style style:name="P29" style:family="paragraph" style:parent-style-name="Text_20_body">
      <style:paragraph-properties fo:orphans="2" fo:widows="2"/>
    </style:style>
    <style:style style:name="P30"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31"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2"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33"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4"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35"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36" style:family="paragraph" style:parent-style-name="Heading_20_2">
      <style:paragraph-properties fo:margin-left="0cm" fo:margin-right="0cm" fo:margin-top="0.9cm" fo:margin-bottom="0.247cm" loext:contextual-spacing="false" fo:orphans="2" fo:widows="2" fo:text-indent="0cm" style:auto-text-indent="false"/>
    </style:style>
    <style:style style:name="P37" style:family="paragraph" style:parent-style-name="Text_20_body" style:list-style-name="L1">
      <style:paragraph-properties fo:orphans="2" fo:widows="2"/>
    </style:style>
    <style:style style:name="P38" style:family="paragraph" style:parent-style-name="Text_20_body" style:list-style-name="L2">
      <style:paragraph-properties fo:orphans="2" fo:widows="2"/>
    </style:style>
    <style:style style:name="P39" style:family="paragraph" style:parent-style-name="Text_20_body">
      <style:text-properties fo:color="#000000" fo:font-size="12pt" officeooo:rsid="000d696b" style:font-size-asian="10.5pt" style:font-size-complex="12pt"/>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43"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d570" officeooo:paragraph-rsid="0018d570" style:font-size-asian="13.1000003814697pt" style:font-size-complex="15pt"/>
    </style:style>
    <style:style style:name="P45"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46"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5pt" fo:letter-spacing="normal" fo:font-style="normal" fo:font-weight="bold" officeooo:rsid="0018f430" officeooo:paragraph-rsid="0018f430" style:font-size-asian="13.1000003814697pt" style:font-weight-asian="bold" style:font-size-complex="15pt" style:font-weight-complex="bold"/>
    </style:style>
    <style:style style:name="P47" style:family="paragraph" style:parent-style-name="Text_20_body">
      <style:paragraph-properties fo:margin-left="0cm" fo:margin-right="0cm" fo:orphans="2" fo:widows="2" fo:text-indent="0cm" style:auto-text-indent="false"/>
    </style:style>
    <style:style style:name="P4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9" style:family="paragraph" style:parent-style-name="Text_20_body" style:list-style-name="L2">
      <style:paragraph-properties fo:margin-top="0cm" fo:margin-bottom="0cm" loext:contextual-spacing="false" fo:orphans="2" fo:widows="2"/>
    </style:style>
    <style:style style:name="P50"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51"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52"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style:style>
    <style:style style:name="T7"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8"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9" style:family="text">
      <style:text-properties fo:color="#339933"/>
    </style:style>
    <style:style style:name="T10" style:family="text">
      <style:text-properties fo:color="#0000ff"/>
    </style:style>
    <style:style style:name="T11" style:family="text">
      <style:text-properties fo:color="#b1b100"/>
    </style:style>
    <style:style style:name="T12" style:family="text">
      <style:text-properties fo:color="#009900"/>
    </style:style>
    <style:style style:name="T13" style:family="text">
      <style:text-properties fo:color="#cc66cc"/>
    </style:style>
    <style:style style:name="T14" style:family="text">
      <style:text-properties fo:font-weight="normal"/>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color="#990000"/>
    </style:style>
    <style:style style:name="T17" style:family="text">
      <style:text-properties fo:color="#c9211e" fo:font-size="15pt" officeooo:rsid="000d696b" style:font-size-asian="13.1000003814697pt" style:font-size-complex="15pt"/>
    </style:style>
    <style:style style:name="T18" style:family="text">
      <style:text-properties fo:color="#c9211e" fo:font-size="15pt" officeooo:rsid="00119207" style:font-size-asian="13.1000003814697pt" style:font-size-complex="15pt"/>
    </style:style>
    <style:style style:name="T19" style:family="text">
      <style:text-properties fo:color="#c9211e" fo:font-size="15pt" officeooo:rsid="0014c334" style:font-size-asian="13.1000003814697pt" style:font-size-complex="15pt"/>
    </style:style>
    <style:style style:name="T20" style:family="text">
      <style:text-properties fo:color="#000000" fo:font-size="10.5pt" style:font-size-asian="9.14999961853027pt" style:font-size-complex="10.5pt"/>
    </style:style>
    <style:style style:name="T21" style:family="text">
      <style:text-properties fo:color="#000000" fo:font-size="10.5pt" style:font-size-asian="9.14999961853027pt" style:font-weight-asian="normal" style:font-size-complex="10.5pt" style:font-weight-complex="normal"/>
    </style:style>
    <style:style style:name="T22" style:family="text">
      <style:text-properties fo:color="#000000" fo:font-size="10.5pt" officeooo:rsid="001aed35" style:font-size-asian="9.14999961853027pt" style:font-weight-asian="normal" style:font-size-complex="10.5pt" style:font-weight-complex="normal"/>
    </style:style>
    <style:style style:name="T23" style:family="text">
      <style:text-properties fo:color="#000000" fo:font-size="10.5pt" fo:font-weight="bold" style:font-size-asian="9.14999961853027pt" style:font-weight-asian="bold" style:font-size-complex="10.5pt" style:font-weight-complex="bold"/>
    </style:style>
    <style:style style:name="T24" style:family="text">
      <style:text-properties fo:color="#800080"/>
    </style:style>
    <style:style style:name="T25" style:family="text">
      <style:text-properties fo:color="#666666" fo:font-style="italic"/>
    </style:style>
    <style:style style:name="T26" style:family="text">
      <style:text-properties officeooo:rsid="00119207"/>
    </style:style>
    <style:style style:name="T27" style:family="text">
      <style:text-properties fo:font-size="10.5pt" officeooo:rsid="001aed35" style:font-size-asian="9.14999961853027pt" style:font-size-complex="10.5pt"/>
    </style:style>
    <style:style style:name="T28" style:family="text">
      <style:text-properties fo:font-size="10.5pt" officeooo:rsid="001aed35" style:font-size-asian="9.14999961853027pt" style:font-weight-asian="normal" style:font-size-complex="10.5pt" style:font-weight-complex="normal"/>
    </style:style>
    <style:style style:name="T29" style:family="text">
      <style:text-properties officeooo:rsid="0018d570"/>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none" style:font-weight-asian="normal" style:font-weight-complex="normal"/>
    </style:style>
    <style:style style:name="T32" style:family="text">
      <style:text-properties officeooo:rsid="001aed3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31" text:outline-level="2">VARIABELE</text:h>
      <text:p text:style-name="P14">Een variabele in Python is een geheugenlocatie waar waardes opgeslagen kunnen worden. Een variabele wordt aangegeven tussen “quotes” en met een = teken. Dus:</text:p>
      <text:p text:style-name="P16">naam = ”Teuntje”</text:p>
      <text:p text:style-name="P16">achternaam = “Hulscher”</text:p>
      <text:p text:style-name="P16">print (naam +’ ’+ achternaam)</text:p>
      <text:p text:style-name="P10">Variabelen kunnen gevuld worden met alle <text:span text:style-name="T1">5 standaard data typen</text:span> die Python ondersteund. Dus: numbers, strings, lists, tuple en dictionary.</text:p>
      <text:h text:style-name="P6" text:outline-level="2">DATA TYPEN</text:h>
      <text:p text:style-name="P8">Zoals hierboven al vermeld ondersteund Python 5 default data typen. Alle 5 deze data types hebben hun eigen eigenschappen en voordelen. Ik zal ze even toelichten:</text:p>
      <text:h text:style-name="P7" text:outline-level="2">DATA TYPE “NUMBERS”</text:h>
      <text:p text:style-name="P8">Numbers zijn nummers. Dus geen letters of speciale karakters maar gewoon nummers. Het number object wordt aangemaakt zodra er een numerieke waarde wordt toegewezen. Numerieke waarden hoeven niet tussen quotes geplaatst te worden.</text:p>
      <text:p text:style-name="P17">getal = 12</text:p>
      <text:p text:style-name="P17">print (getal)</text:p>
      <text:p text:style-name="P11">Numerieke waarde die door een spatie gescheiden worden moeten wel met quotes gedefinieerd worden (en zijn dus een string en geen number value).</text:p>
      <text:p text:style-name="P18">getal = “ 12a 11a 10a “</text:p>
      <text:p text:style-name="P18">print (getal)</text:p>
      <text:p text:style-name="P12">Number data types kennen de volgende subtypen:</text:p>
      <text:list xml:id="list3666790973" text:style-name="L1">
        <text:list-item>
          <text:p text:style-name="P3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3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3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3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3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8">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9">:</text:span><text:span text:style-name="T13">10</text:span><text:span text:style-name="T12">])</text:span></text:p>
          </table:table-cell>
        </table:table-row>
      </table:table>
      <text:p text:style-name="P19"><text:span text:style-name="Strong_20_Emphasis"><text:span text:style-name="T3">==Output==</text:span></text:span><text:span text:style-name="T3"><text:line-break/></text:span><text:span text:style-name="Emphasis"><text:span text:style-name="T3">Deze regel</text:span></text:span></text:p>
      <text:p text:style-name="P8">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10</text:span><text:span text:style-name="T9">:</text:span><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25"><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9">=</text:span><text:span text:style-name="T10">"Deze regel is een string"</text:span></text:p>
            <text:p text:style-name="P22"><text:span text:style-name="T11">print</text:span><text:span text:style-name="T12">(</text:span>string <text:span text:style-name="T9">+</text:span> <text:span text:style-name="T10">"!!!!!!"</text:span><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26"/>
      <text:p text:style-name="P25"><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8">De waardes in een lijst kunnen net als bij strings bewerkt worden met de [], [:]. * en + operators.</text:p>
      <text:p text:style-name="P8">Een voorbeeld:</text:p>
      <table:table table:name="Table4" table:style-name="Table4">
        <table:table-column table:style-name="Table4.A"/>
        <table:table-row>
          <table:table-cell table:style-name="Table4.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26"/>
      <text:p text:style-name="P8">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append <text:span text:style-name="T12">(</text:span><text:span text:style-name="T10">"item6"</text:span><text:span text:style-name="T12">)</text:span></text:p>
            <text:p text:style-name="P22"><text:span text:style-name="T11">print</text:span><text:span text:style-name="T12">(</text:span>list1<text:span text:style-name="T12">)</text:span></text:p>
          </table:table-cell>
        </table:table-row>
      </table:table>
      <text:p text:style-name="P19"><text:span text:style-name="Strong_20_Emphasis"><text:span text:style-name="T3">==Output==</text:span></text:span><text:span text:style-name="T3"><text:line-break/></text:span><text:span text:style-name="Emphasis"><text:span text:style-name="T3">[‘item1’, ‘item2’, ‘item3’, ‘item4’, ‘item5’, ‘item6’]</text:span></text:span></text:p>
      <text:p text:style-name="P8">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insert <text:span text:style-name="T12">(</text:span><text:span text:style-name="T13">0</text:span><text:span text:style-name="T9">,</text:span> <text:span text:style-name="T10">"item100"</text:span><text:span text:style-name="T12">)</text:span></text:p>
            <text:p text:style-name="P22"><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8">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insert <text:span text:style-name="T12">(</text:span><text:span text:style-name="T13">0</text:span><text:span text:style-name="T9">,</text:span> <text:span text:style-name="T10">"item100"</text:span><text:span text:style-name="T12">)</text:span></text:p>
            <text:p text:style-name="P22"><text:span text:style-name="T11">print</text:span><text:span text:style-name="T12">(</text:span>list1<text:span text:style-name="T12">)</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8"/>
      <text:p text:style-name="P9"><text:span text:style-name="Strong_20_Emphasis"><text:span text:style-name="T14">Data type </text:span></text:span><text:span text:style-name="Strong_20_Emphasis"><text:span text:style-name="T15">“Tuple”</text:span></text:span><text:line-break/>Een “Tuple” lijkt heel erg op een lijst. Het grote verschil tussen een tuple en een list is dat een tuple een “read-only” list is. De waardes in een lijst kunnen veranderd worden. </text:p>
      <text:p text:style-name="P13">De waardes in een tuple zijn vast en onveranderbaar.</text:p>
      <text:p text:style-name="P8">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tuple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tuple1 <text:span text:style-name="T9">+</text:span> tuple2<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8"/>
      <text:p text:style-name="P8"><text:span text:style-name="Strong_20_Emphasis"><text:span text:style-name="T14">Data type </text:span></text:span><text:span text:style-name="Strong_20_Emphasis"><text:span text:style-name="T15">“Dictionary”</text:span></text:span><text:line-break/>Een Dictionary is een ander data type welke ook weer erg lijkt op een list. Een dictionary bestaat uit een lijst met sleutels en waardes. Bijvoorbeeld:</text:p>
      <text:p text:style-name="P20"/>
      <table:table table:name="Table9" table:style-name="Table9">
        <table:table-column table:style-name="Table9.A"/>
        <table:table-row>
          <table:table-cell table:style-name="Table9.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dict1<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21" text:outline-level="1"><text:soft-page-break/>Python – Leren programmeren – deel 2</text:h>
      <text:p text:style-name="P19"><text:span text:style-name="Strong_20_Emphasis"><text:span text:style-name="T8">Python syntax</text:span></text:span></text:p>
      <text:p text:style-name="P30"><text:s/>“logische” syntax eig<text:span text:style-name="T26">enschappen</text:span></text:p>
      <text:h text:style-name="P32" text:outline-level="2">COMMENTS</text:h>
      <text:p text:style-name="P30">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30">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23"/>
            <text:p text:style-name="P24">"""</text:p>
            <text:p text:style-name="P24">Deze</text:p>
            <text:p text:style-name="P24">comment</text:p>
            <text:p text:style-name="P24">is</text:p>
            <text:p text:style-name="P24">meerdere</text:p>
            <text:p text:style-name="P24">lijnen</text:p>
            <text:p text:style-name="P24">groot</text:p>
            <text:p text:style-name="P24">"""</text:p>
          </table:table-cell>
        </table:table-row>
      </table:table>
      <text:h text:style-name="P32" text:outline-level="2">QUOTES</text:h>
      <text:p text:style-name="P30">In bovenstaande voorbeeld zien we 3 dubbele quotes. Dit mogen ook 3 enkele quotes zijn. In Python maakt het namelijk helemaal niet uit of je dubbele of enkele quotes gebruikt.</text:p>
      <text:h text:style-name="P32" text:outline-level="2">HELLO WORLD</text:h>
      <text:p text:style-name="P30">De eerste applicatie die iedere programmeur schrijft als deze start met programmeren in een nieuwe programmeertaal is de “Hello World” applicatie. Ofwel, een applicatie die de regel “Hello World” print. Het “print” commando is in tegenstelling tot Python 2.x een <text:span text:style-name="T26">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1">print</text:span><text:span text:style-name="T12">(</text:span>“Hello World”<text:span text:style-name="T12">)</text:span></text:p>
          </table:table-cell>
        </table:table-row>
      </table:table>
      <text:p text:style-name="P30">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1">print</text:span><text:span text:style-name="T12">(</text:span><text:span text:style-name="T10">"Hello World"</text:span> <text:span text:style-name="T9">,</text:span> <text:span text:style-name="T16">end</text:span><text:span text:style-name="T9">=</text:span><text:span text:style-name="T10">""</text:span><text:span text:style-name="T12">)</text:span></text:p>
          </table:table-cell>
        </table:table-row>
      </table:table>
      <text:p text:style-name="P30">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1">print</text:span><text:span text:style-name="T12">(</text:span><text:span text:style-name="T10">"Hello World"</text:span> <text:span text:style-name="T9">,</text:span> <text:span text:style-name="T16">end</text:span><text:span text:style-name="T9">=</text:span><text:span text:style-name="T10">";"</text:span><text:span text:style-name="T12">)</text:span></text:p>
          </table:table-cell>
        </table:table-row>
      </table:table>
      <text:h text:style-name="P32" text:outline-level="2"><text:soft-page-break/>VARIABELE</text:h>
      <text:p text:style-name="P30">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9">=</text:span><text:span text:style-name="T10">"jarno"</text:span></text:p>
            <text:p text:style-name="P22"><text:span text:style-name="T11">print</text:span><text:span text:style-name="T12">(</text:span>naam<text:span text:style-name="T12">)</text:span></text:p>
          </table:table-cell>
        </table:table-row>
      </table:table>
      <text:p text:style-name="P30">Let op, een variabele mag beginnen met alles behalve een nummer. Zo is “naam1” en “_naam_1” geldig maar “1_naam” niet.</text:p>
      <text:p text:style-name="P30">2 variabelen samenvoegen werkt als volgt:</text:p>
      <table:table table:name="Table15" table:style-name="Table15">
        <table:table-column table:style-name="Table15.A"/>
        <table:table-row>
          <table:table-cell table:style-name="Table15.A1" office:value-type="string">
            <text:p text:style-name="P3">naam<text:span text:style-name="T9">=</text:span><text:span text:style-name="T10">"Jarno"</text:span></text:p>
            <text:p text:style-name="P22">achternaam<text:span text:style-name="T9">=</text:span><text:span text:style-name="T10">"Baselier"</text:span></text:p>
            <text:p text:style-name="P23"> </text:p>
            <text:p text:style-name="P22"><text:span text:style-name="T11">print</text:span><text:span text:style-name="T12">(</text:span>naam <text:span text:style-name="T9">+</text:span> <text:span text:style-name="T10">" "</text:span> <text:span text:style-name="T9">+</text:span>achternaam<text:span text:style-name="T12">)</text:span></text:p>
          </table:table-cell>
        </table:table-row>
      </table:table>
      <text:p text:style-name="P30">We zien dus dat we nu de variabelen scheiden d.m.v. het + teken en dat we een spatie maken doordat we 2 quotes ertussen zetten met een spatie.</text:p>
      <text:p text:style-name="P30">Variabelen kunnen gevuld worden met alle 5 standaard data typen die Python ondersteund. Dus: numbers, strings, lists, tuple en dictionary.</text:p>
      <text:h text:style-name="P32" text:outline-level="2">DATA TYPEN</text:h>
      <text:p text:style-name="P30">Zoals hierboven al vermeld ondersteund Python 5 default data typen. Alle 5 deze data types hebben hun eigen eigenschappen en voordelen. Ik zal ze even toelichten:</text:p>
      <text:h text:style-name="P32" text:outline-level="2">DATA TYPE “NUMBERS”</text:h>
      <text:p text:style-name="P30">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9">=</text:span><text:span text:style-name="T13">12</text:span></text:p>
            <text:p text:style-name="P22"><text:span text:style-name="T11">print</text:span><text:span text:style-name="T12">(</text:span>getal<text:span text:style-name="T12">)</text:span></text:p>
          </table:table-cell>
        </table:table-row>
      </table:table>
      <text:p text:style-name="P30">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9">=</text:span><text:span text:style-name="T10">"12 11 10"</text:span></text:p>
            <text:p text:style-name="P22"><text:span text:style-name="T11">print</text:span><text:span text:style-name="T12">(</text:span>getal<text:span text:style-name="T12">)</text:span></text:p>
          </table:table-cell>
        </table:table-row>
      </table:table>
      <text:p text:style-name="P30">Number data types kennen de volgende subtypen:</text:p>
      <text:p text:style-name="P29"><text:span text:style-name="Strong_20_Emphasis"><text:span text:style-name="T2">Int</text:span></text:span><text:span text:style-name="T2"> (plain integer)<text:line-break/>Numerieke waarde welke altijd een rond getal vormt. Dus zonder k punten. B.v. 110, 20, 33 etc.</text:span></text:p>
      <text:p text:style-name="P29"><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29"><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29"><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29"><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30">Een voorbeeld string is:</text:p>
      <table:table table:name="Table18" table:style-name="Table18">
        <table:table-column table:style-name="Table18.A"/>
        <table:table-row>
          <table:table-cell table:style-name="Table18.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text:span></text:span></text:p>
      <text:p text:style-name="P30">Nog een voorbeeld:</text:p>
      <text:p text:style-name="P30">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9">:</text:span><text:span text:style-name="T13">1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30">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10</text:span><text:span text:style-name="T9">:</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s een string</text:span></text:span></text:p>
      <text:p text:style-name="P30">We kennen nog meer symbolen in een string waaronder en + teken en de asterisk *. De + voegt tekenreeksen samen en de asterisk is het herhalingssymbool:</text:p>
      <text:p text:style-name="P30">Het herhalingssymbool werkt als volgt:</text:p>
      <table:table table:name="Table22" table:style-name="Table22">
        <table:table-column table:style-name="Table22.A"/>
        <table:table-row>
          <table:table-cell table:style-name="Table22.A1" office:value-type="string">
            <text:p text:style-name="P3">string<text:span text:style-name="T9">=</text:span><text:span text:style-name="T10">"Deze regel is een string"</text:span></text:p>
            <text:p text:style-name="P22"><text:span text:style-name="T11">print</text:span><text:span text:style-name="T12">(</text:span>string <text:span text:style-name="T9">*</text:span> <text:span text:style-name="T13">2</text:span><text:span text:style-name="T12">)</text:span></text:p>
          </table:table-cell>
        </table:table-row>
      </table:table>
      <text:p text:style-name="P29"><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30">Het + symbool kun je als volgt gebruiken:</text:p>
      <table:table table:name="Table23" table:style-name="Table23">
        <table:table-column table:style-name="Table23.A"/>
        <table:table-row>
          <table:table-cell table:style-name="Table23.A1" office:value-type="string">
            <text:p text:style-name="P3">string<text:span text:style-name="T9">=</text:span><text:span text:style-name="T10">"Deze regel is een string"</text:span></text:p>
            <text:p text:style-name="P22"><text:span text:style-name="T11">print</text:span><text:span text:style-name="T12">(</text:span>string <text:span text:style-name="T9">+</text:span> <text:span text:style-name="T1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 is een string!!!!!!</text:span></text:span></text:p>
      <text:p text:style-name="P30">Gecombineerd:</text:p>
      <table:table table:name="Table24" table:style-name="Table24">
        <table:table-column table:style-name="Table24.A"/>
        <table:table-row>
          <table:table-cell table:style-name="Table24.A1" office:value-type="string">
            <text:p text:style-name="P3">string<text:span text:style-name="T9">=</text:span><text:span text:style-name="T10">"Deze regel is een string"</text:span></text:p>
            <text:p text:style-name="P22"><text:span text:style-name="T11">print</text:span><text:span text:style-name="T12">(</text:span>string<text:span text:style-name="T12">[</text:span><text:span text:style-name="T13">0</text:span><text:span text:style-name="T9">:</text:span><text:span text:style-name="T13">10</text:span><text:span text:style-name="T12">]</text:span> <text:span text:style-name="T9">*</text:span> <text:span text:style-name="T13">2</text:span> <text:span text:style-name="T9">+</text:span> <text:span text:style-name="T10">"!!!!!!"</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Deze regelDeze regel!!!!!!</text:span></text:span></text:p>
      <text:p text:style-name="P29"><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30">De waardes in een lijst kunnen net als bij strings bewerkt worden met de [], [:]. * en + operators.</text:p>
      <text:p text:style-name="P30">Een voorbeeld:</text:p>
      <table:table table:name="Table25" table:style-name="Table25">
        <table:table-column table:style-name="Table25.A"/>
        <table:table-row>
          <table:table-cell table:style-name="Table25.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text:span></text:span></text:p>
      <text:p text:style-name="P30">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span text:style-name="T13">2</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3</text:span></text:span></text:p>
      <text:p text:style-name="P30">Nog een voorbeeld:</text:p>
      <table:table table:name="Table27" table:style-name="Table27">
        <table:table-column table:style-name="Table27.A"/>
        <table:table-row>
          <table:table-cell table:style-name="Table27.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span text:style-name="T13">2</text:span><text:span text:style-name="T9">:</text:span><text:span text:style-name="T13">4</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3’, ‘item4’]</text:span></text:span></text:p>
      <text:p text:style-name="P30">En nu met de herhaal operator (asterisk):</text:p>
      <table:table table:name="Table28" table:style-name="Table28">
        <table:table-column table:style-name="Table28.A"/>
        <table:table-row>
          <table:table-cell table:style-name="Table28.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text:soft-page-break/>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text:span text:style-name="T12">[</text:span><text:span text:style-name="T13">2</text:span><text:span text:style-name="T9">:</text:span><text:span text:style-name="T13">4</text:span><text:span text:style-name="T12">]</text:span> <text:span text:style-name="T9">*</text:span> <text:span text:style-name="T13">2</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3’, ‘item4’, ‘item3’, ‘item4’]</text:span></text:span></text:p>
      <text:p text:style-name="P30">En met de + operator:</text:p>
      <table:table table:name="Table29" table:style-name="Table29">
        <table:table-column table:style-name="Table29.A"/>
        <table:table-row>
          <table:table-cell table:style-name="Table29.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list1 <text:span text:style-name="T9">+</text:span> list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30">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12">]</text:span></text:p>
            <text:p text:style-name="P22">list1<text:span text:style-name="T12">[</text:span><text:span text:style-name="T13">0</text:span><text:span text:style-name="T12">]</text:span> <text:span text:style-name="T9">=</text:span> <text:span text:style-name="T10">"item100"</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00’, ‘item2’, ‘item3’, ‘item4’, ‘item5’, 1000, 2000]</text:span></text:span></text:p>
      <text:p text:style-name="P30">We kunnen ook andere lijsten gebruiken in een lijst:</text:p>
      <table:table table:name="Table31" table:style-name="Table31">
        <table:table-column table:style-name="Table31.A"/>
        <table:table-row>
          <table:table-cell table:style-name="Table31.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text:span text:style-name="T11">print</text:span><text:span text:style-name="T12">(</text:span>list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1000, 2000, [‘item1’, ‘item2’, ‘item3’, ‘item4’, ‘item5’]]</text:span></text:span></text:p>
      <text:p text:style-name="P30">Het verwijderen van een item uit de lijst werkt als volgt:</text:p>
      <table:table table:name="Table32" table:style-name="Table32">
        <table:table-column table:style-name="Table32.A"/>
        <table:table-row>
          <table:table-cell table:style-name="Table32.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remove<text:span text:style-name="T12">(</text:span><text:span text:style-name="T10">"item5"</text:span><text:span text:style-name="T12">)</text:span></text:p>
            <text:p text:style-name="P22">list2<text:span text:style-name="T9">.</text:span>remove<text:span text:style-name="T12">(</text:span><text:span text:style-name="T13">2000</text:span><text:span text:style-name="T12">)</text:span></text:p>
            <text:p text:style-name="P22"><text:span text:style-name="T11">print</text:span><text:span text:style-name="T12">(</text:span>list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1000, [‘item1’, ‘item2’, ‘item3’, ‘item4’]]</text:span></text:span></text:p>
      <text:p text:style-name="P30">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append <text:span text:style-name="T12">(</text:span><text:span text:style-name="T10">"item6"</text:span><text:span text:style-name="T12">)</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30">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list2 <text:span text:style-name="T9">=</text:span><text:span text:style-name="T12">[</text:span><text:span text:style-name="T13">1000</text:span><text:span text:style-name="T9">,</text:span> <text:span text:style-name="T13">2000</text:span><text:span text:style-name="T9">,</text:span> list1<text:span text:style-name="T12">]</text:span></text:p>
            <text:p text:style-name="P22">list1<text:span text:style-name="T9">.</text:span>insert <text:span text:style-name="T12">(</text:span><text:span text:style-name="T13">0</text:span><text:span text:style-name="T9">,</text:span> <text:span text:style-name="T10">"item100"</text:span><text:span text:style-name="T12">)</text:span></text:p>
            <text:p text:style-name="P22"><text:span text:style-name="T11">print</text:span><text:span text:style-name="T12">(</text:span>list1<text:span text:style-name="T12">)</text:span></text:p>
          </table:table-cell>
        </table:table-row>
      </table:table>
      <text:p text:style-name="P29"><text:span text:style-name="Strong_20_Emphasis"><text:span text:style-name="T3">==Output==</text:span></text:span><text:span text:style-name="Emphasis"><text:span text:style-name="T3">[‘item100’, ‘item1’, ‘item2’, ‘item3’, ‘item4’, ‘item5’]</text:span></text:span></text:p>
      <text:p text:style-name="P29"><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30">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9">=</text:span><text:span text:style-name="T12">(</text:span><text:span text:style-name="T10">"item1"</text:span><text:span text:style-name="T9">,</text:span> <text:span text:style-name="T10">"item2"</text:span><text:span text:style-name="T9">,</text:span> <text:span text:style-name="T10">"item3"</text:span><text:span text:style-name="T9">,</text:span> <text:span text:style-name="T10">"item4"</text:span><text:span text:style-name="T9">,</text:span> <text:span text:style-name="T10">"item5"</text:span><text:span text:style-name="T12">)</text:span></text:p>
            <text:p text:style-name="P22">tuple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tuple1 <text:span text:style-name="T9">+</text:span> tuple2<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1000, 2000)</text:span></text:span></text:p>
      <text:p text:style-name="P29"><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30">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3">1000</text:span><text:span text:style-name="T9">,</text:span> <text:span text:style-name="T13">2000</text:span><text:span text:style-name="T12">)</text:span></text:p>
            <text:p text:style-name="P22"><text:span text:style-name="T11">print</text:span><text:span text:style-name="T12">(</text:span>dict1<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Naam’: ‘Jarno’, ‘Achternaam’: ‘Jarno’, ‘Leeftijd’: 16}</text:span></text:span></text:p>
      <text:p text:style-name="P30">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2"><text:span text:style-name="T11">print</text:span><text:span text:style-name="T12">(</text:span>dict1<text:span text:style-name="T12">[</text:span><text:span text:style-name="T10">"Naam"</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Jarno</text:span></text:span></text:p>
      <text:p text:style-name="P30">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text:soft-page-break/>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2"><text:span text:style-name="T11">print</text:span><text:span text:style-name="T12">(</text:span>dict1<text:span text:style-name="T12">[</text:span><text:span text:style-name="T10">"Naam"</text:span><text:span text:style-name="T12">]</text:span><text:span text:style-name="T9">,</text:span>dict1<text:span text:style-name="T12">[</text:span><text:span text:style-name="T10">"Achternaam"</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Jarno Baselier</text:span></text:span></text:p>
      <text:p text:style-name="P30">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3"> </text:p>
            <text:p text:style-name="P22">dict2<text:span text:style-name="T12">[</text:span><text:span text:style-name="T10">"waarde3"</text:span><text:span text:style-name="T12">]</text:span> <text:span text:style-name="T9">=</text:span> <text:span text:style-name="T13">3000</text:span></text:p>
            <text:p text:style-name="P23"> </text:p>
            <text:p text:style-name="P22"><text:span text:style-name="T11">print</text:span><text:span text:style-name="T12">(</text:span>dict2<text:span text:style-name="T12">[</text:span><text:span text:style-name="T10">"waarde3"</text:span><text:span text:style-name="T12">])</text:span></text:p>
          </table:table-cell>
        </table:table-row>
      </table:table>
      <text:p text:style-name="P29"><text:span text:style-name="Strong_20_Emphasis"><text:span text:style-name="T3">==Output==</text:span></text:span><text:span text:style-name="T3"><text:line-break/></text:span><text:span text:style-name="Emphasis"><text:span text:style-name="T3">3000</text:span></text:span></text:p>
      <text:p text:style-name="P30">Verwijder een waarde uit de dictionary:</text:p>
      <table:table table:name="Table40" table:style-name="Table40">
        <table:table-column table:style-name="Table40.A"/>
        <table:table-row>
          <table:table-cell table:style-name="Table40.A1" office:value-type="string">
            <text:p text:style-name="P3">dict1 <text:span text:style-name="T9">=</text:span><text:span text:style-name="T12">{</text:span><text:span text:style-name="T10">"Naam"</text:span> <text:span text:style-name="T9">:</text:span> <text:span text:style-name="T10">"Jarno"</text:span><text:span text:style-name="T9">,</text:span> <text:span text:style-name="T10">"Achternaam"</text:span> <text:span text:style-name="T9">:</text:span> <text:span text:style-name="T10">"Baselier"</text:span><text:span text:style-name="T9">,</text:span> <text:span text:style-name="T10">"Leeftijd"</text:span> <text:span text:style-name="T9">:</text:span> <text:span text:style-name="T13">16</text:span><text:span text:style-name="T12">}</text:span></text:p>
            <text:p text:style-name="P22">dict2 <text:span text:style-name="T9">=</text:span><text:span text:style-name="T12">{</text:span><text:span text:style-name="T10">"waarde1"</text:span><text:span text:style-name="T9">:</text:span><text:span text:style-name="T13">1000</text:span><text:span text:style-name="T9">,</text:span> <text:span text:style-name="T10">"waarde2"</text:span><text:span text:style-name="T9">:</text:span><text:span text:style-name="T13">2000</text:span><text:span text:style-name="T12">}</text:span></text:p>
            <text:p text:style-name="P23"> </text:p>
            <text:p text:style-name="P22">dict2<text:span text:style-name="T12">[</text:span><text:span text:style-name="T10">"waarde3"</text:span><text:span text:style-name="T12">]</text:span> <text:span text:style-name="T9">=</text:span> <text:span text:style-name="T13">3000</text:span></text:p>
            <text:p text:style-name="P22">del dict2<text:span text:style-name="T12">[</text:span><text:span text:style-name="T10">'waarde3'</text:span><text:span text:style-name="T12">]</text:span><text:span text:style-name="T9">;</text:span></text:p>
            <text:p text:style-name="P23"> </text:p>
            <text:p text:style-name="P22"><text:span text:style-name="T11">print</text:span><text:span text:style-name="T12">(</text:span>dict2<text:span text:style-name="T12">)</text:span></text:p>
          </table:table-cell>
        </table:table-row>
      </table:table>
      <text:p text:style-name="P27"><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7">DATATYPEN CONVERTEREN</text:span></text:p>
      <table:table table:name="Table41" table:style-name="Table41">
        <table:table-column table:style-name="Table41.A"/>
        <table:table-row>
          <table:table-cell table:style-name="Table41.A1" office:value-type="string">
            <text:p text:style-name="P3">float<text:span text:style-name="T9">=</text:span><text:span text:style-name="T24">100.1</text:span></text:p>
            <text:p text:style-name="P23"> </text:p>
            <text:p text:style-name="P22"><text:span text:style-name="T11">print</text:span><text:span text:style-name="T12">(</text:span>int<text:span text:style-name="T12">(</text:span>float<text:span text:style-name="T12">))</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39"/>
      <text:p text:style-name="P40"/>
      <text:p text:style-name="P40"/>
      <text:p text:style-name="P40">Een integer kunnen we ook converteren string. Bijvoorbeeld:</text:p>
      <table:table table:name="Table42" table:style-name="Table42">
        <table:table-column table:style-name="Table42.A"/>
        <table:table-row>
          <table:table-cell table:style-name="Table42.A1" office:value-type="string">
            <text:p text:style-name="P3">integer<text:span text:style-name="T9">=</text:span><text:span text:style-name="T13">100</text:span></text:p>
            <text:p text:style-name="P23"> </text:p>
            <text:p text:style-name="P22"><text:span text:style-name="T11">print</text:span><text:span text:style-name="T12">(</text:span>str<text:span text:style-name="T12">(</text:span>integer<text:span text:style-name="T12">))</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39"/>
      <text:p text:style-name="P27"><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9">=</text:span><text:span text:style-name="T10">"Jarno"</text:span> <text:s text:c="3"/><text:span text:style-name="T25">#Jarno is een string</text:span></text:p>
            <text:p text:style-name="P22">leeftijd<text:span text:style-name="T9">=</text:span><text:span text:style-name="T13">16</text:span> <text:s text:c="4"/><text:span text:style-name="T25">#16 is een integer</text:span></text:p>
            <text:p text:style-name="P23"/>
            <text:p text:style-name="P22"><text:span text:style-name="T11">print</text:span><text:span text:style-name="T12">(</text:span><text:span text:style-name="T10">"Van harte gefeliciteerd "</text:span> <text:span text:style-name="T9">+</text:span> naam <text:span text:style-name="T9">+</text:span> <text:span text:style-name="T10">"! Vandaag ben je "</text:span> <text:span text:style-name="T9">+</text:span> str<text:span text:style-name="T12">(</text:span>leeftijd<text:span text:style-name="T12">)</text:span> <text:span text:style-name="T9">+</text:span> <text:span text:style-name="T10">" jaar geworden."</text:span><text:span text:style-name="T12">)</text:span></text:p>
          </table:table-cell>
        </table:table-row>
      </table:table>
      <text:p text:style-name="P27"><text:span text:style-name="Emphasis"><text:span text:style-name="T3"/></text:span></text:p>
      <text:h text:style-name="P28" text:outline-level="2"><text:span text:style-name="Emphasis"><text:span text:style-name="T7">REKENEN</text:span></text:span></text:h>
      <text:h text:style-name="P33" text:outline-level="2"><text:line-break/>+ (optellen)<text:line-break/>– (aftrekken)<text:line-break/>/ (delen)<text:line-break/>* (vermenigvuldigen)</text:h>
      <text:p text:style-name="P48"/>
      <table:table table:name="Table44" table:style-name="Table44">
        <table:table-column table:style-name="Table44.A"/>
        <table:table-row>
          <table:table-cell table:style-name="Table44.A1" office:value-type="string">
            <text:p text:style-name="P3">getal1<text:span text:style-name="T9">=</text:span><text:span text:style-name="T13">1</text:span></text:p>
            <text:p text:style-name="P22">getal2<text:span text:style-name="T9">=</text:span><text:span text:style-name="T13">10</text:span></text:p>
            <text:p text:style-name="P23"> </text:p>
            <text:p text:style-name="P22"><text:span text:style-name="T11">print</text:span><text:span text:style-name="T12">(</text:span>getal2<text:span text:style-name="T9">/</text:span>getal1<text:span text:style-name="T12">)</text:span></text:p>
            <text:p text:style-name="P22"><text:span text:style-name="T11">print</text:span><text:span text:style-name="T12">(</text:span>getal1<text:span text:style-name="T9">+</text:span>getal2<text:span text:style-name="T12">)</text:span></text:p>
            <text:p text:style-name="P22"><text:span text:style-name="T11">print</text:span><text:span text:style-name="T12">(</text:span>getal2<text:span text:style-name="T9">-</text:span>getal1<text:span text:style-name="T12">)</text:span></text:p>
            <text:p text:style-name="P22"><text:span text:style-name="T11">print</text:span><text:span text:style-name="T12">(</text:span>getal1<text:span text:style-name="T9">*</text:span>getal2<text:span text:style-name="T12">)</text:span></text:p>
            <text:p text:style-name="P22"><text:span text:style-name="T11">print</text:span><text:span text:style-name="T12">(</text:span><text:span text:style-name="T13">10</text:span><text:span text:style-name="T9">/</text:span><text:span text:style-name="T13">10</text:span><text:span text:style-name="T12">)</text:span></text:p>
            <text:p text:style-name="P22"><text:span text:style-name="T11">print</text:span><text:span text:style-name="T12">(</text:span><text:span text:style-name="T13">5</text:span><text:span text:style-name="T9">/</text:span><text:span text:style-name="T13">2</text:span><text:span text:style-name="T12">)</text:span></text:p>
          </table:table-cell>
        </table:table-row>
      </table:table>
      <text:p text:style-name="P27"><text:span text:style-name="Emphasis"><text:span text:style-name="T3"/></text:span></text:p>
      <text:p text:style-name="P27"><text:span text:style-name="Emphasis"><text:span text:style-name="T3">Er zijn nog meer operators in berekeningen, zoals:</text:span></text:span></text:p>
      <text:p text:style-name="P8">%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8">Let op. Vermenigvuldigen en delen gaat bij sommen VOOR optellen en aftrekken.</text:p>
      <text:p text:style-name="P8"/>
      <text:h text:style-name="P35" text:outline-level="2"><text:span text:style-name="T18">IMPORTS </text:span><text:span text:style-name="T19">van modules</text:span></text:h>
      <text:p text:style-name="P8">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downloaden op het internet. Als je de functie in de bibliotheek hebt staan kun je deze aanroepen in Python. Imports staan meestal bovenin het script.</text:p>
      <text:p text:style-name="P43"><text:soft-page-break/>Nog verder uitwerken.</text:p>
      <text:p text:style-name="P43"><text:span text:style-name="T20"/></text:p>
      <text:h text:style-name="P34" text:outline-level="2">FUNCTIES</text:h>
      <text:p text:style-name="P8">Een functie in Python is een blok code die wordt gebruikt om één specifieke taak uit te voeren en in de rest van het script herbruikbaar is. Functies zorgen voor een betere modulariteit voor de toepassing en een hoge mate van code hergebruik.</text:p>
      <text:p text:style-name="P8"><text:span text:style-name="T29">Z</text:span>oals print.</text:p>
      <text:p text:style-name="P42">Zelf een functie maken: <text:s/>Dit doen wordt gedaan met het keyword: <text:span text:style-name="T30">def</text:span><text:span text:style-name="T31">. = definieren, / define. Na </text:span><text:span text:style-name="T30">def</text:span><text:span text:style-name="T31"> plaats je de functienaam. Deze naam roep je later weer in het script op om de funcite te gebuiken. Na de functienaam volgen de () haakjes. In de haakjes zitten de input-parameters en argumenten, daarna de dubbele punt:. Dan… begint de funciecode.</text:span></text:p>
      <text:p text:style-name="P44"><text:span text:style-name="T20">Deze begint in een dotstring.. “ “ dit is de uitleg van de functie.</text:span></text:p>
      <text:p text:style-name="P45"><text:span text:style-name="T20">Dan schrijf je de functie, als die klaar is, sluit je die af met een </text:span><text:span text:style-name="T23">return</text:span><text:span text:style-name="T21"> die optioneel een waarde kan terugsturen naar de caller. Maar zonder waarde is deze hetzelfde als een </text:span><text:span text:style-name="T23">return None.</text:span></text:p>
      <text:p text:style-name="P45"><text:span text:style-name="T21">Voorbeeld: </text:span><text:span text:style-name="T22">een liedje voor een koor met meerdere stemmen:</text:span></text:p>
      <text:p text:style-name="P46"><text:span text:style-name="T27">def hvPP(persoon):</text:span></text:p>
      <text:p text:style-name="P46"><text:span text:style-name="T27"><text:s text:c="4"/>"liedje arrangeren voor een jongens en meisjes koor."</text:span></text:p>
      <text:p text:style-name="P46"><text:span text:style-name="T27"><text:s text:c="4"/>print("1 - <text:s/>2 <text:s/>- <text:s/>3 <text:s/>- <text:s/>4")</text:span></text:p>
      <text:p text:style-name="P46"><text:span text:style-name="T27"><text:s text:c="4"/>print(" h - v <text:s/>- <text:s/>h <text:s/>- <text:s/>v")</text:span></text:p>
      <text:p text:style-name="P46"><text:span text:style-name="T27"><text:s text:c="4"/>print("1 - <text:s/>2 <text:s/>- <text:s/>3 <text:s/>- <text:s/>4")</text:span></text:p>
      <text:p text:style-name="P46"><text:span text:style-name="T27"><text:s text:c="4"/>print(" h - v <text:s/>....")</text:span></text:p>
      <text:p text:style-name="P46"><text:span text:style-name="T27"><text:s text:c="4"/>print(persoon + "\n(zing heel hard): <text:s/>PAPIER <text:s/>!!!")</text:span></text:p>
      <text:p text:style-name="P46"><text:span text:style-name="T27"><text:s text:c="4"/>print(" ")</text:span></text:p>
      <text:p text:style-name="P46"><text:span text:style-name="T27"><text:s text:c="4"/>return</text:span></text:p>
      <text:p text:style-name="P46"><text:span text:style-name="T27"/></text:p>
      <text:p text:style-name="P46"><text:span text:style-name="T27">hvPP( 'Meisjes :' )</text:span></text:p>
      <text:p text:style-name="P46"><text:span text:style-name="T27">hvPP( 'Jongens :' )</text:span></text:p>
      <text:p text:style-name="P46"><text:span text:style-name="T27">hvPP( 'Transgenders :' )</text:span></text:p>
      <text:p text:style-name="P46"><text:span text:style-name="T27">hvPP('Bejaarden :')</text:span></text:p>
      <text:p text:style-name="P46"><text:span text:style-name="T27">hvPP('De mannen :')</text:span></text:p>
      <text:p text:style-name="P46"><text:span text:style-name="T27">hvPP("De vrouwen :")</text:span></text:p>
      <text:p text:style-name="P46"><text:span text:style-name="T27">hvPP('en als laatsten...\nDe Vegetariërs :')</text:span></text:p>
      <text:p text:style-name="Text_20_body"><text:line-break/></text:p>
      <text:p text:style-name="Text_20_body"/>
      <text:h text:style-name="P36" text:outline-level="2"><text:soft-page-break/><text:span text:style-name="T6">REGULIERE EXPRESSIE EN ESCAPES</text:span></text:h>
      <text:p text:style-name="P1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3989360810" text:style-name="L2">
        <text:list-item>
          <text:p text:style-name="P49"><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49"><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49"><text:span text:style-name="Strong_20_Emphasis"><text:span text:style-name="T2">. – punt</text:span></text:span><text:span text:style-name="T2"><text:line-break/>Een punt betekend een willekeurig karakter (behalve \n).</text:span></text:p>
        </text:list-item>
        <text:list-item>
          <text:p text:style-name="P49"><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49"><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49"><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49"><text:span text:style-name="Strong_20_Emphasis"><text:span text:style-name="T2">\n </text:span></text:span><text:span text:style-name="T2"><text:line-break/>Een nieuwe lijn / witregel</text:span></text:p>
        </text:list-item>
        <text:list-item>
          <text:p text:style-name="P49"><text:span text:style-name="Strong_20_Emphasis"><text:span text:style-name="T2">\d</text:span></text:span><text:span text:style-name="T2"><text:line-break/>Elk decimaal teken, dus hetzelfde als [0-9]</text:span></text:p>
        </text:list-item>
        <text:list-item>
          <text:p text:style-name="P49"><text:span text:style-name="Strong_20_Emphasis"><text:span text:style-name="T2">\D</text:span></text:span><text:span text:style-name="T2"><text:line-break/>Geen decimaal teken, dus hetzelfde als [^0-9]</text:span></text:p>
        </text:list-item>
        <text:list-item>
          <text:p text:style-name="P49"><text:span text:style-name="Strong_20_Emphasis"><text:span text:style-name="T2">\s</text:span></text:span><text:span text:style-name="T2"><text:line-break/>Elk whitespace karakter, dus hetzelfde als [ \t\n\r\f\v]</text:span></text:p>
        </text:list-item>
        <text:list-item>
          <text:p text:style-name="P49"><text:span text:style-name="Strong_20_Emphasis"><text:span text:style-name="T2">\S</text:span></text:span><text:span text:style-name="T2"><text:line-break/>Geen whitespace karakter, dus hetzelfde als [^ \t\n\r\f\v]</text:span></text:p>
        </text:list-item>
        <text:list-item>
          <text:p text:style-name="P49"><text:span text:style-name="Strong_20_Emphasis"><text:span text:style-name="T2">\t</text:span></text:span><text:span text:style-name="T2"><text:line-break/>Een tab</text:span></text:p>
        </text:list-item>
        <text:list-item>
          <text:p text:style-name="P49"><text:span text:style-name="Strong_20_Emphasis"><text:span text:style-name="T2">\w</text:span></text:span><text:span text:style-name="T2"><text:line-break/>Elk alfanumeriek karakter, dus hetzelfde als [a-zA-Z0-9_]</text:span></text:p>
        </text:list-item>
        <text:list-item>
          <text:p text:style-name="P38"><text:span text:style-name="Strong_20_Emphasis"><text:span text:style-name="T2">\W</text:span></text:span><text:span text:style-name="T2"><text:line-break/>Geen alfanumeriek karakter, dus hetzelfde als [^a-zA-Z0-9_]</text:span></text:p>
        </text:list-item>
      </text:list>
      <text:p text:style-name="P8">Hier een RegEx voorbeeld in Python:</text:p>
      <table:table table:name="Table45" table:style-name="Table45">
        <table:table-column table:style-name="Table45.A"/>
        <table:table-row>
          <table:table-cell table:style-name="Table45.A1" office:value-type="string">
            <text:p text:style-name="P3">import re</text:p>
            <text:p text:style-name="P22">regex <text:span text:style-name="T9">=</text:span> re<text:span text:style-name="T9">.</text:span>compile<text:span text:style-name="T12">(</text:span><text:span text:style-name="T10">"[a-zA-Z]+"</text:span> <text:span text:style-name="T10">"[0-9]+"</text:span> <text:span text:style-name="T10">"[a-z]*"</text:span><text:span text:style-name="T12">)</text:span></text:p>
            <text:p text:style-name="P23"> </text:p>
            <text:p text:style-name="P22">str <text:span text:style-name="T9">=</text:span> <text:span text:style-name="T10">"Xcddddddddc8dddd"</text:span></text:p>
            <text:p text:style-name="P22"><text:span text:style-name="T11">print</text:span><text:span text:style-name="T12">(</text:span>regex<text:span text:style-name="T9">.</text:span>match<text:span text:style-name="T12">(</text:span>str<text:span text:style-name="T12">)</text:span><text:span text:style-name="T9">.</text:span>group<text:span text:style-name="T12">())</text:span></text:p>
          </table:table-cell>
        </table:table-row>
      </table:table>
      <text:p text:style-name="P8">In dit simpele voorbeeld zien we de volgende zaken:</text:p>
      <text:p text:style-name="P8">1. <text:span text:style-name="T1">We importeren de re module zodat we regex kunnen gebruiken.</text:span><text:line-break/>2. We definieren een regex mask welke we “regex” noemen.<text:line-break/><text:soft-page-break/>3. We plaatsen een willekeurige string/<text:line-break/>4. We matchen de string aan de regex mask en printen de uitkomst.</text:p>
      <text:p text:style-name="P8">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22">regex1 <text:span text:style-name="T9">=</text:span> re<text:span text:style-name="T9">.</text:span>compile<text:span text:style-name="T12">(</text:span><text:span text:style-name="T10">"[a-zA-Z]"</text:span><text:span text:style-name="T12">)</text:span></text:p>
            <text:p text:style-name="P22">regex2 <text:span text:style-name="T9">=</text:span> re<text:span text:style-name="T9">.</text:span>compile<text:span text:style-name="T12">(</text:span><text:span text:style-name="T10">"[a-zA-Z]+"</text:span> <text:span text:style-name="T10">"[0-9]"</text:span><text:span text:style-name="T12">)</text:span></text:p>
            <text:p text:style-name="P22">regex3 <text:span text:style-name="T9">=</text:span> re<text:span text:style-name="T9">.</text:span>compile<text:span text:style-name="T12">(</text:span><text:span text:style-name="T10">"[a-zA-Z]+"</text:span> <text:span text:style-name="T10">"[0-9]+"</text:span> <text:span text:style-name="T10">"[a-z]*"</text:span><text:span text:style-name="T12">)</text:span></text:p>
            <text:p text:style-name="P22">regex4 <text:span text:style-name="T9">=</text:span> re<text:span text:style-name="T9">.</text:span>compile<text:span text:style-name="T12">(</text:span><text:span text:style-name="T10">"[a-zA-Z]+"</text:span> <text:span text:style-name="T10">"[0-9]+"</text:span> <text:span text:style-name="T10">"[a-zA-Z]*"</text:span><text:span text:style-name="T12">)</text:span></text:p>
            <text:p text:style-name="P23"> </text:p>
            <text:p text:style-name="P22">str <text:span text:style-name="T9">=</text:span> <text:span text:style-name="T10">"Ikben1grootfanvanPython"</text:span></text:p>
            <text:p text:style-name="P22"><text:span text:style-name="T11">print</text:span><text:span text:style-name="T12">(</text:span>regex1<text:span text:style-name="T9">.</text:span>match<text:span text:style-name="T12">(</text:span>str<text:span text:style-name="T12">)</text:span><text:span text:style-name="T9">.</text:span>group<text:span text:style-name="T12">())</text:span></text:p>
            <text:p text:style-name="P22"><text:span text:style-name="T11">print</text:span><text:span text:style-name="T12">(</text:span>regex2<text:span text:style-name="T9">.</text:span>match<text:span text:style-name="T12">(</text:span>str<text:span text:style-name="T12">)</text:span><text:span text:style-name="T9">.</text:span>group<text:span text:style-name="T12">())</text:span></text:p>
            <text:p text:style-name="P22"><text:span text:style-name="T11">print</text:span><text:span text:style-name="T12">(</text:span>regex3<text:span text:style-name="T9">.</text:span>match<text:span text:style-name="T12">(</text:span>str<text:span text:style-name="T12">)</text:span><text:span text:style-name="T9">.</text:span>group<text:span text:style-name="T12">())</text:span></text:p>
            <text:p text:style-name="P22"><text:span text:style-name="T11">print</text:span><text:span text:style-name="T12">(</text:span>regex4<text:span text:style-name="T9">.</text:span>match<text:span text:style-name="T12">(</text:span>str<text:span text:style-name="T12">)</text:span><text:span text:style-name="T9">.</text:span>group<text:span text:style-name="T12">())</text:span></text:p>
          </table:table-cell>
        </table:table-row>
      </table:table>
      <text:p text:style-name="P19"><text:span text:style-name="Strong_20_Emphasis"><text:span text:style-name="T3"/></text:span></text:p>
      <text:p text:style-name="P1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8">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19"><text:span text:style-name="T2"/></text:p>
      <text:p text:style-name="P19"><text:span text:style-name="T2"/></text:p>
      <text:p text:style-name="Text_20_body"><text:line-break/></text:p>
      <text:p text:style-name="P27"><text:span text:style-name="Emphasis"><text:span text:style-name="T3"/></text:span></text:p>
      <text:p text:style-name="P8"/>
      <text:p text:style-name="P1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9T13:00:07.132429608</dc:date>
    <meta:editing-duration>P1DT14H17M20S</meta:editing-duration>
    <meta:editing-cycles>16</meta:editing-cycles>
    <meta:generator>LibreOffice/6.2.4.2.0$Linux_X86_64 LibreOffice_project/b154c0ac6cf11bc010cb60509e6db2f74a9a9fa3</meta:generator>
    <meta:document-statistic meta:table-count="46" meta:image-count="1" meta:object-count="0" meta:page-count="14" meta:paragraph-count="342" meta:word-count="3226" meta:character-count="20964" meta:non-whitespace-character-count="17976"/>
  </office:meta>
</office:document-meta>
</file>